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10.226073" calcext:value-type="float">
            <text:p>10,226073</text:p>
          </table:table-cell>
          <table:table-cell/>
          <table:table-cell table:formula="of:=[.B1]" office:value-type="float" office:value="10.226073" calcext:value-type="float">
            <text:p>10,226073</text:p>
          </table:table-cell>
          <table:table-cell table:formula="of:=[.B2]" office:value-type="float" office:value="0.000691" calcext:value-type="float">
            <text:p>0,000691</text:p>
          </table:table-cell>
          <table:table-cell table:formula="of:=[.B3]" office:value-type="float" office:value="10.22678" calcext:value-type="float">
            <text:p>10,22678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691" calcext:value-type="float">
            <text:p>0,000691</text:p>
          </table:table-cell>
          <table:table-cell/>
          <table:table-cell table:formula="of:=[.B5]" office:value-type="float" office:value="8.550397" calcext:value-type="float">
            <text:p>8,550397</text:p>
          </table:table-cell>
          <table:table-cell table:formula="of:=[.B6]" office:value-type="float" office:value="0.000722" calcext:value-type="float">
            <text:p>0,000722</text:p>
          </table:table-cell>
          <table:table-cell table:formula="of:=[.B7]" office:value-type="float" office:value="8.551134" calcext:value-type="float">
            <text:p>8,55113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0.22678" calcext:value-type="float">
            <text:p>10,22678</text:p>
          </table:table-cell>
          <table:table-cell/>
          <table:table-cell table:formula="of:=[.B9]" office:value-type="float" office:value="8.842758" calcext:value-type="float">
            <text:p>8,842758</text:p>
          </table:table-cell>
          <table:table-cell table:formula="of:=[.B10]" office:value-type="float" office:value="0.000617" calcext:value-type="float">
            <text:p>0,000617</text:p>
          </table:table-cell>
          <table:table-cell table:formula="of:=[.B11]" office:value-type="float" office:value="8.843389" calcext:value-type="float">
            <text:p>8,843389</text:p>
          </table:table-cell>
        </table:table-row>
        <table:table-row table:style-name="ro1">
          <table:table-cell table:number-columns-repeated="3"/>
          <table:table-cell table:formula="of:=[.B13]" office:value-type="float" office:value="9.456573" calcext:value-type="float">
            <text:p>9,456573</text:p>
          </table:table-cell>
          <table:table-cell table:formula="of:=[.B14]" office:value-type="float" office:value="0.000654" calcext:value-type="float">
            <text:p>0,000654</text:p>
          </table:table-cell>
          <table:table-cell table:formula="of:=[.B15]" office:value-type="float" office:value="9.457242" calcext:value-type="float">
            <text:p>9,457242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8.550397" calcext:value-type="float">
            <text:p>8,550397</text:p>
          </table:table-cell>
          <table:table-cell/>
          <table:table-cell table:formula="of:=[.B17]" office:value-type="float" office:value="9.594748" calcext:value-type="float">
            <text:p>9,594748</text:p>
          </table:table-cell>
          <table:table-cell table:formula="of:=[.B18]" office:value-type="float" office:value="0.000661" calcext:value-type="float">
            <text:p>0,000661</text:p>
          </table:table-cell>
          <table:table-cell table:formula="of:=[.B19]" office:value-type="float" office:value="9.595426" calcext:value-type="float">
            <text:p>9,595426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722" calcext:value-type="float">
            <text:p>0,000722</text:p>
          </table:table-cell>
          <table:table-cell/>
          <table:table-cell table:formula="of:=[.B21]" office:value-type="float" office:value="9.787042" calcext:value-type="float">
            <text:p>9,787042</text:p>
          </table:table-cell>
          <table:table-cell table:formula="of:=[.B22]" office:value-type="float" office:value="0.000528" calcext:value-type="float">
            <text:p>0,000528</text:p>
          </table:table-cell>
          <table:table-cell table:formula="of:=[.B23]" office:value-type="float" office:value="9.787583" calcext:value-type="float">
            <text:p>9,78758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.551134" calcext:value-type="float">
            <text:p>8,551134</text:p>
          </table:table-cell>
          <table:table-cell/>
          <table:table-cell table:formula="of:=[.B25]" office:value-type="float" office:value="8.577047" calcext:value-type="float">
            <text:p>8,577047</text:p>
          </table:table-cell>
          <table:table-cell table:formula="of:=[.B26]" office:value-type="float" office:value="0.000645" calcext:value-type="float">
            <text:p>0,000645</text:p>
          </table:table-cell>
          <table:table-cell table:formula="of:=[.B27]" office:value-type="float" office:value="8.577706" calcext:value-type="float">
            <text:p>8,577706</text:p>
          </table:table-cell>
        </table:table-row>
        <table:table-row table:style-name="ro1">
          <table:table-cell table:number-columns-repeated="3"/>
          <table:table-cell table:formula="of:=[.B29]" office:value-type="float" office:value="9.303939" calcext:value-type="float">
            <text:p>9,303939</text:p>
          </table:table-cell>
          <table:table-cell table:formula="of:=[.B30]" office:value-type="float" office:value="0.00063" calcext:value-type="float">
            <text:p>0,00063</text:p>
          </table:table-cell>
          <table:table-cell table:formula="of:=[.B31]" office:value-type="float" office:value="9.304584" calcext:value-type="float">
            <text:p>9,304584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8.842758" calcext:value-type="float">
            <text:p>8,842758</text:p>
          </table:table-cell>
          <table:table-cell/>
          <table:table-cell table:formula="of:=[.B33]" office:value-type="float" office:value="9.441304" calcext:value-type="float">
            <text:p>9,441304</text:p>
          </table:table-cell>
          <table:table-cell table:formula="of:=[.B34]" office:value-type="float" office:value="0.00069" calcext:value-type="float">
            <text:p>0,00069</text:p>
          </table:table-cell>
          <table:table-cell table:formula="of:=[.B35]" office:value-type="float" office:value="9.442011" calcext:value-type="float">
            <text:p>9,442011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617" calcext:value-type="float">
            <text:p>0,000617</text:p>
          </table:table-cell>
          <table:table-cell/>
          <table:table-cell table:formula="of:=[.B37]" office:value-type="float" office:value="9.43692" calcext:value-type="float">
            <text:p>9,43692</text:p>
          </table:table-cell>
          <table:table-cell table:formula="of:=[.B38]" office:value-type="float" office:value="0.000641" calcext:value-type="float">
            <text:p>0,000641</text:p>
          </table:table-cell>
          <table:table-cell table:formula="of:=[.B39]" office:value-type="float" office:value="9.437575" calcext:value-type="float">
            <text:p>9,43757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.843389" calcext:value-type="float">
            <text:p>8,843389</text:p>
          </table:table-cell>
          <table:table-cell/>
          <table:table-cell table:formula="of:=[.B41]" office:value-type="float" office:value="9.347333" calcext:value-type="float">
            <text:p>9,347333</text:p>
          </table:table-cell>
          <table:table-cell table:formula="of:=[.B42]" office:value-type="float" office:value="0.000636" calcext:value-type="float">
            <text:p>0,000636</text:p>
          </table:table-cell>
          <table:table-cell table:formula="of:=[.B43]" office:value-type="float" office:value="9.347982" calcext:value-type="float">
            <text:p>9,34798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.456573" calcext:value-type="float">
            <text:p>9,456573</text:p>
          </table:table-cell>
          <table:table-cell/>
          <table:table-cell table:formula="of:=SMALL([.D$1:.D$11];1)" office:value-type="float" office:value="8.550397" calcext:value-type="float">
            <text:p>8,550397</text:p>
          </table:table-cell>
          <table:table-cell table:formula="of:=SMALL([.E$1:.E$11];1)" office:value-type="float" office:value="0.000528" calcext:value-type="float">
            <text:p>0,000528</text:p>
          </table:table-cell>
          <table:table-cell table:formula="of:=SMALL([.F$1:.F$11];1)" office:value-type="float" office:value="8.551134" calcext:value-type="float">
            <text:p>8,551134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654" calcext:value-type="float">
            <text:p>0,000654</text:p>
          </table:table-cell>
          <table:table-cell/>
          <table:table-cell table:formula="of:=SMALL([.D$1:.D$11];2)" office:value-type="float" office:value="8.577047" calcext:value-type="float">
            <text:p>8,577047</text:p>
          </table:table-cell>
          <table:table-cell table:formula="of:=SMALL([.E$1:.E$11];2)" office:value-type="float" office:value="0.000617" calcext:value-type="float">
            <text:p>0,000617</text:p>
          </table:table-cell>
          <table:table-cell table:formula="of:=SMALL([.F$1:.F$11];2)" office:value-type="float" office:value="8.577706" calcext:value-type="float">
            <text:p>8,57770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9.457242" calcext:value-type="float">
            <text:p>9,457242</text:p>
          </table:table-cell>
          <table:table-cell/>
          <table:table-cell table:formula="of:=SMALL([.D$1:.D$11];3)" office:value-type="float" office:value="8.842758" calcext:value-type="float">
            <text:p>8,842758</text:p>
          </table:table-cell>
          <table:table-cell table:formula="of:=SMALL([.E$1:.E$11];3)" office:value-type="float" office:value="0.00063" calcext:value-type="float">
            <text:p>0,00063</text:p>
          </table:table-cell>
          <table:table-cell table:formula="of:=SMALL([.F$1:.F$11];3)" office:value-type="float" office:value="8.843389" calcext:value-type="float">
            <text:p>8,843389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9.303939" calcext:value-type="float">
            <text:p>9,303939</text:p>
          </table:table-cell>
          <table:table-cell table:formula="of:=SMALL([.E$1:.E$11];4)" office:value-type="float" office:value="0.000636" calcext:value-type="float">
            <text:p>0,000636</text:p>
          </table:table-cell>
          <table:table-cell table:formula="of:=SMALL([.F$1:.F$11];4)" office:value-type="float" office:value="9.304584" calcext:value-type="float">
            <text:p>9,304584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.594748" calcext:value-type="float">
            <text:p>9,594748</text:p>
          </table:table-cell>
          <table:table-cell/>
          <table:table-cell table:formula="of:=SMALL([.D$1:.D$11];5)" office:value-type="float" office:value="9.347333" calcext:value-type="float">
            <text:p>9,347333</text:p>
          </table:table-cell>
          <table:table-cell table:formula="of:=SMALL([.E$1:.E$11];5)" office:value-type="float" office:value="0.000641" calcext:value-type="float">
            <text:p>0,000641</text:p>
          </table:table-cell>
          <table:table-cell table:formula="of:=SMALL([.F$1:.F$11];5)" office:value-type="float" office:value="9.347982" calcext:value-type="float">
            <text:p>9,34798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661" calcext:value-type="float">
            <text:p>0,000661</text:p>
          </table:table-cell>
          <table:table-cell/>
          <table:table-cell table:formula="of:=AVERAGE([.D13:.D17])" office:value-type="float" office:value="8.9242948" calcext:value-type="float">
            <text:p>8,9242948</text:p>
          </table:table-cell>
          <table:table-cell table:formula="of:=AVERAGE([.E13:.E17])" office:value-type="float" office:value="0.0006104" calcext:value-type="float">
            <text:p>0,0006104</text:p>
          </table:table-cell>
          <table:table-cell table:formula="of:=AVERAGE([.F13:.F17])" office:value-type="float" office:value="8.924959" calcext:value-type="float">
            <text:p>8,92495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9.595426" calcext:value-type="float">
            <text:p>9,59542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.787042" calcext:value-type="float">
            <text:p>9,787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528" calcext:value-type="float">
            <text:p>0,000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9.787583" calcext:value-type="float">
            <text:p>9,78758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8.577047" calcext:value-type="float">
            <text:p>8,577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645" calcext:value-type="float">
            <text:p>0,0006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.577706" calcext:value-type="float">
            <text:p>8,57770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.303939" calcext:value-type="float">
            <text:p>9,303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63" calcext:value-type="float">
            <text:p>0,00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9.304584" calcext:value-type="float">
            <text:p>9,30458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.441304" calcext:value-type="float">
            <text:p>9,441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69" calcext:value-type="float">
            <text:p>0,00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9.442011" calcext:value-type="float">
            <text:p>9,44201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.43692" calcext:value-type="float">
            <text:p>9,43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641" calcext:value-type="float">
            <text:p>0,000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9.437575" calcext:value-type="float">
            <text:p>9,43757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.347333" calcext:value-type="float">
            <text:p>9,347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636" calcext:value-type="float">
            <text:p>0,000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9.347982" calcext:value-type="float">
            <text:p>9,34798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8.89187" calcext:value-type="float">
            <text:p>8,89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731" calcext:value-type="float">
            <text:p>0,00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.892614" calcext:value-type="float">
            <text:p>8,89261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.962557" calcext:value-type="float">
            <text:p>9,962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599" calcext:value-type="float">
            <text:p>0,000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9.963174" calcext:value-type="float">
            <text:p>9,96317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8.990773" calcext:value-type="float">
            <text:p>8,990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742" calcext:value-type="float">
            <text:p>0,000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.991533" calcext:value-type="float">
            <text:p>8,99153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.570152" calcext:value-type="float">
            <text:p>9,570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1356" calcext:value-type="float">
            <text:p>0,001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9.571524" calcext:value-type="float">
            <text:p>9,571524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9.26810092857143" calcext:value-type="float">
            <text:p>9,26810092857143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703714285714286" calcext:value-type="float">
            <text:p>0,000703714285714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9.26881978571429" calcext:value-type="float">
            <text:p>9,2688197857142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5:24.4867057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7:19.609281171</dc:date>
    <meta:editing-duration>PT23M28S</meta:editing-duration>
    <meta:editing-cycles>25</meta:editing-cycles>
    <meta:generator>LibreOffice/6.2.5.2$Linux_X86_64 LibreOffice_project/20$Build-2</meta:generator>
    <meta:document-statistic meta:table-count="1" meta:cell-count="144" meta:object-count="0"/>
  </office:meta>
</office:document-meta>
</file>